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6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1.848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3.917cm" svg:x="1cm" svg:y="5.183cm">
          <draw:text-box>
            <text:p>- Can we get to the control.</text:p>
            <text:p>- Was the control in the correct place.</text:p>
            <text:p>- Something has gone wrong (overshot or wrong way).</text:p>
            <text:p>- Choose Left or Right.</text:p>
          </draw:text-box>
        </draw:frame>
        <draw:frame draw:style-name="gr2" draw:text-style-name="P1" draw:layer="layout" svg:width="19cm" svg:height="0.962cm" svg:x="1cm" svg:y="1.538cm">
          <draw:text-box>
            <text:p>There are several types of reaction time tests in the experiment:</text:p>
          </draw:text-box>
        </draw:frame>
        <draw:frame draw:style-name="gr3" draw:text-style-name="P1" draw:layer="layout" svg:width="19cm" svg:height="2.098cm" svg:x="0.811cm" svg:y="10.402cm">
          <draw:text-box>
            <text:p>You will be able to practice each type of test before you do the ‘real ones’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4T16:22:22.196649993</dc:date>
    <meta:editing-duration>PT52M44S</meta:editing-duration>
    <meta:editing-cycles>10</meta:editing-cycles>
    <meta:generator>LibreOffice/6.0.7.3$Linux_X86_64 LibreOffice_project/00m0$Build-3</meta:generator>
    <meta:document-statistic meta:object-count="3"/>
  </office:meta>
</office:document-meta>
</file>